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alk #1</text:p>
      <text:p text:style-name="Standard">I wanted to talk about something that worries me very much. I was thinking about what I should talk on, and since last saturday was valentines day, I figured why not love. It's interesting because I was raised with the idea of a loving god. Yes, judgement is part of what god does, but it always seemed to be emphasized that God loves us, and it almost seemed like we should focus on just that, love.i also have noticed that god doesn't just love us as christians, but that God loved us before we even knew who he was. God loves us as his child. Some of us here have a child, can you imagine a situation that would stop you from loving your child? For those of us that don't have children, can you imagine not loving your parents? It's funny, because some people try to really push a judgemental god, but can you imagine having to turn your own child away, just because of a mistake they made? I can't either, but I can imagine trying to help your child not make that mistake again, and wanting to help them. You see, god loves us just as much as any mother or father loves their child. Just like a parent who loves their child, God cannot just stop loving us. </text:p>
      <text:p text:style-name="Standard"/>
      <text:p text:style-name="P1">Talk #2</text:p>
      <text:p text:style-name="Standard">What if all beliefs are a tool used by god, not because man wanted it in their minds, but because god lead us to our beliefs. I mean, it's like if you have a head ache, do you take ibuprofen, or advil? They both get you to the same place, but are simply different due to small changes in the medicines themselves. When I get <text:s/>a head ache I either take whichever of the two I have, or the one I know works for me. Personally, I choose ibuprofen, but simply due to the fact that its usually whats around. Some people would rather use advil because ibuprofen doesn't effect them due to their bodily make up. Some people, due to different reasons, do not get a choice as we do, or there decision is limited by where they live. But guess what, they still have a belief in a god. I have come to believe that religion is inherent, and that like a child automatically loves his mother, we have an automatic awareness of god, but aren't always introduced to the bible.basically, what i'm trying to say is christ did not come to stop us from believing in anything, but merely to show us </text:p>
      <text:p text:style-name="Standard"/>
      <text:p text:style-name="Standard">2 timothy 1:7 <text:s text:c="2"/></text:p>
      <text:p text:style-name="Standard"/>
      <text:p text:style-name="Standard">Many people like to ask the question why am I here? Not necessarily, why am I at church, but more, why do I exist, what is my purpose in life. There was even a movie made called the meaning of life. But, as a christian, I have to ask you the question, why is god here? </text:p>
      <text:p text:style-name="Standard"/>
      <text:p text:style-name="Standard"/>
      <text:p text:style-name="Standard">annbazzell@comcast.ne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Matt Capana</meta:initial-creator>
    <meta:creation-date>2009-02-12T13:09:33</meta:creation-date>
    <dc:creator>Matt Capana</dc:creator>
    <dc:date>2009-02-17T10:45:11</dc:date>
    <meta:editing-cycles>2</meta:editing-cycles>
    <meta:editing-duration>P1DT22H59M20S</meta:editing-duration>
    <meta:user-defined meta:name="Info 1"/>
    <meta:user-defined meta:name="Info 2"/>
    <meta:user-defined meta:name="Info 3"/>
    <meta:user-defined meta:name="Info 4"/>
    <meta:document-statistic meta:table-count="0" meta:image-count="0" meta:object-count="0" meta:page-count="1" meta:paragraph-count="7" meta:word-count="492" meta:character-count="2561"/>
  </office:meta>
</office:document-meta>
</file>